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e70e" officeooo:paragraph-rsid="0009e70e"/>
    </style:style>
    <style:style style:name="P2" style:family="paragraph" style:parent-style-name="Standard">
      <style:text-properties officeooo:rsid="0009e70e" officeooo:paragraph-rsid="000cb470"/>
    </style:style>
    <style:style style:name="P3" style:family="paragraph" style:parent-style-name="Standard">
      <style:text-properties officeooo:rsid="0009e70e" officeooo:paragraph-rsid="000d4a86"/>
    </style:style>
    <style:style style:name="P4" style:family="paragraph" style:parent-style-name="Standard">
      <style:text-properties officeooo:rsid="000cb470" officeooo:paragraph-rsid="000cb470"/>
    </style:style>
    <style:style style:name="P5" style:family="paragraph" style:parent-style-name="Standard">
      <style:paragraph-properties fo:text-align="center" style:justify-single-word="false"/>
      <style:text-properties officeooo:rsid="000cb470" officeooo:paragraph-rsid="000d4a86"/>
    </style:style>
    <style:style style:name="T1" style:family="text">
      <style:text-properties officeooo:rsid="000abab1"/>
    </style:style>
    <style:style style:name="T2" style:family="text">
      <style:text-properties officeooo:rsid="000e38b1"/>
    </style:style>
    <style:style style:name="T3" style:family="text">
      <style:text-properties officeooo:rsid="00125ea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Members:</text:p>
      <text:p text:style-name="P1">Ronald Manganaro</text:p>
      <text:p text:style-name="P1">Dhvanil Patel</text:p>
      <text:p text:style-name="P1">Paul Karcher</text:p>
      <text:p text:style-name="P1"/>
      <text:p text:style-name="P3">Project Name: <text:span text:style-name="T3">Find It Buddy</text:span></text:p>
      <text:p text:style-name="P5"><text:tab/></text:p>
      <text:p text:style-name="P1"/>
      <text:p text:style-name="P3">Plan: </text:p>
      <text:p text:style-name="P3"><text:tab/>Our plan is to create an application that will help find words in physical images. It will act like control f, but for images. We plan on using the Google's vision application programming interface to achieve this lofty goal. We would also implement a database to store the words that we<text:span text:style-name="T1">re found. The application could be used for more than just finding words in an image. The application could also search the Internet to retrieve relevant information for what is found in the images. An example of this would be if you took a picture of a restaurant review could be shown for that restaurant. </text:span></text:p>
      <text:p text:style-name="P2"/>
      <text:p text:style-name="P4">Tasks:</text:p>
      <text:p text:style-name="P2"/>
      <text:p text:style-name="P4">Ronald Manganaro: Implement Google vision api.</text:p>
      <text:p text:style-name="P2"/>
      <text:p text:style-name="P4">Paul Karcher: Will work on all aspects <text:span text:style-name="T2">of the project </text:span>related to database <text:span text:style-name="T2">integration</text:span>.</text:p>
      <text:p text:style-name="P4"/>
      <text:p text:style-name="P4">Dhvanil Patel: Work on ancillary features such as review lookup for certain types of words found such as restaurants or products. </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5:17:44.746919649</meta:creation-date>
    <dc:date>2016-11-03T20:02:16.915499422</dc:date>
    <meta:editing-duration>PT1H34M53S</meta:editing-duration>
    <meta:editing-cycles>5</meta:editing-cycles>
    <meta:generator>LibreOffice/5.1.4.2$Linux_X86_64 LibreOffice_project/10m0$Build-2</meta:generator>
    <meta:document-statistic meta:table-count="0" meta:image-count="0" meta:object-count="0" meta:page-count="1" meta:paragraph-count="12" meta:word-count="161" meta:character-count="952" meta:non-whitespace-character-count="797"/>
  </office:meta>
</office:document-meta>
</file>